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65.46pt"/>
    </style:style>
    <style:style style:name="co5" style:family="table-column">
      <style:table-column-properties fo:break-before="auto" style:column-width="83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e5c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e5ca" fo:border="0.06pt solid #000000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 table:style-name="ce7" office:value-type="string" calcext:value-type="string">
            <text:p>Timeseries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mdz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z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ac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string" calcext:value-type="string">
            <text:p>silg</text:p>
          </table:table-cell>
          <table:table-cell table:style-name="ce14" office:value-type="string" calcext:value-type="string">
            <text:p>NA 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idet</text:p>
          </table:table-cell>
          <table:table-cell table:style-name="ce14" office:value-type="string" calcext:value-type="string">
            <text:p>NA 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adet</text:p>
          </table:table-cell>
          <table:table-cell table:style-name="ce14" office:value-type="string" calcext:value-type="string">
            <text:p>NA 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ith</text:p>
          </table:table-cell>
          <table:table-cell table:style-name="ce14" office:value-type="string" calcext:value-type="string">
            <text:p>NA 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ithdet</text:p>
          </table:table-cell>
          <table:table-cell table:style-name="ce14" office:value-type="string" calcext:value-type="string">
            <text:p>NA </text:p>
          </table:table-cell>
          <table:table-cell table:style-name="ce14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fe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Concentrating on this 3/4-5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1" calcext:value-type="float">
            <text:p>21</text:p>
          </table:table-cell>
          <table:table-cell table:style-name="Default" table:formula="of:=SUM([.D2:.D33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 office:value-type="string" calcext:value-type="string">
            <text:p>Percent complete</text:p>
          </table:table-cell>
          <table:table-cell table:style-name="Default" table:formula="of:=[.B35]/33" office:value-type="float" office:value="0.575757575757576" calcext:value-type="float">
            <text:p>0.575757575757576</text:p>
          </table:table-cell>
          <table:table-cell table:style-name="Default" table:formula="of:=[.C35]/33" office:value-type="float" office:value="0.636363636363636" calcext:value-type="float">
            <text:p>0.63636363636363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07:01:06.093552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3-04T08:02:25.903963581</dc:date>
    <meta:editing-duration>PT4H58M24S</meta:editing-duration>
    <meta:editing-cycles>8</meta:editing-cycles>
    <meta:generator>LibreOffice/6.0.7.3$Linux_X86_64 LibreOffice_project/00m0$Build-3</meta:generator>
    <meta:document-statistic meta:table-count="1" meta:cell-count="120" meta:object-count="0"/>
  </office:meta>
</office:document-meta>
</file>